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otlinSerializationStringDecoder.decode( Publisher &lt; DataBuffer &gt; inputStream , ResolvableType elementType , @ Nullable MimeType mimeType , @ Nullable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erializationStringDecoder.KotlinSerializationStringDecoder( T format , MimeType ... supportedMime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erializationStringDecoder.getDecodable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erializationStringDecoder.getDecodableMimeTypes( ResolvableType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erializationStringDecoder.canDecode( ResolvableType elementType , @ Nullable MimeType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erializationStringDecoder.setMaxInMemorySize( int byt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erializationStringDecoder.decodeToMono( Publisher &lt; DataBuffer &gt; inputStream , ResolvableType elementType , @ Nullable MimeType mimeType , @ Nullable Map &lt; String , Object &gt; hi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KotlinSerializationStringDecoder.getMaxInMemory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